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margin-top="0cm" fo:margin-bottom="0cm" loext:contextual-spacing="false" fo:line-height="179%" fo:text-align="justify" style:justify-single-word="false" style:writing-mode="lr-tb"/>
    </style:style>
    <style:style style:name="P2" style:family="paragraph" style:parent-style-name="Text_20_body">
      <style:paragraph-properties fo:margin-left="0cm" fo:margin-right="0cm" fo:margin-top="0cm" fo:margin-bottom="0cm" loext:contextual-spacing="false" fo:line-height="179%" fo:text-align="justify" style:justify-single-word="false" fo:text-indent="1.27cm" style:auto-text-indent="false" style:writing-mode="lr-tb"/>
      <style:text-properties fo:font-variant="normal" fo:text-transform="none" fo:color="#000000" style:text-line-through-style="none" style:text-line-through-type="none" style:font-name="Cambria"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Cambria"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Cambria" fo:font-size="11pt"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7d9556f1-7fff-dd9c-c406-cd0ea44e87d7"/><text:span text:style-name="T1">    </text:span><text:span text:style-name="T2">papá se muere</text:span></text:p>
      <text:p text:style-name="Text_20_body"/>
      <text:p text:style-name="P2">Papá se muere y yo no sé qué hacer para hablar con él. Entre su cuerpo y el mío hay poco más que una mesa y algunas facturas con membrillo que él ya no puede comer. Una cuña entre nosotros, un silencio que nos convierte víctimas. Tiene la cara gastada. Alrededor de sus ojos flotan los cristales que lo acompañaron siempre; aquellos que nublaron su percepción y formaron su desencanto. Vuelan los recuerdos como golpes. El primero, en un auto. Él, adelante, al mando, parece no escuchar. Yo, detrás, contando un sueño disparado por un libro sobre cazar pumas en la Patagonia. En aquel instante se encendió la luz roja que bañó la cabina y ensució nuestros cuerpos. Allí, enrojecido, papá giró a medias: su cuello tomado por la tensión, una mano sobre el regazo y la otra en el volante. Pocas palabras: “te vas a morir de hambre”. Se apagó la luz. Mis piernas quedaron quietas.</text:p>
      <text:p text:style-name="Text_20_body"/>
      <text:p text:style-name="P1"><text:span text:style-name="T1">    </text:span><text:span text:style-name="T3">Papá se muere y nos miramos en el oscuro silencio varonil. Los dos esperamos una reacción que nos quite lo puesto. Digo algo, sin mucho sentido, sobre un partido que nadie vio; hace años abandonamos los puertos de intercambio y, en nuestras islas verticales, somos el solitario absoluto. Miro su mano: hinchada, parece un animal golpeado, un topo inflamado por el castigo corporal. La piel está marcada por cada aguja, por cada intervención. Siento las manos apoyadas en mis hombros, las palmadas en la espalda y los susurros que ensucian mis oídos. Segundo recuerdo, en una cocina. Nos separa una mesa redonda, de vidrio; él está de pie, con las manos detrás de la espalda. Se pasea por el ambiente con la frente en alto. El mismo asunto, tres años atrás, pero ahora con preparación. Los hijos menores sirven un buen propósito: reformulación y reafirmación del mando; rebelión endógena. Entra la luz roja, ilumina su rostro, lo enciende; la cocina no puede contenerlo, explota. Yo, sentado, recibo la onda expansiva: “¿al Congreso? Buen uso, lo cerraron”.</text:span></text:p>
      <text:p text:style-name="Text_20_body"/>
      <text:p text:style-name="P1"><text:span text:style-name="T1">    </text:span><text:span text:style-name="T3">Papá se muere y pienso en comienzos alternativos: una frase hecha, un refrán, un aforismo. Se amontonan los interrogantes; quiero saber de su vida para, tal vez así, poder tapar los pozos de la ruta mental. Estira la mano, extiende un dedo y señala. Garabatea la descripción balbuceante de una rajadura, una falla estructural, una negligencia. Bajo la mirada, oculto mi desconcierto. Llega el tercero: de nuevo bañados en luz; él, en cuclillas a mi lado. Yo me hago el dormido. No quiero abrir los ojos porque sé lo que viene: el afecto. No estamos preparados, pienso mientras percibo la inevitabilidad y abro los ojos. Las perlas caen por sus mejillas: rojos brillantes del orgullo. Toma mi mano, la aprieta. Su </text:span><text:soft-page-break/><text:span text:style-name="T3">papá se muere y no sabe qué decir, él tampoco. Quiere sonar pleno, feliz, pero no puede. Una instrucción, nada más: “la cabeza en alto”. Se golpea el pecho, me sangra la nariz.</text:span></text:p>
      <text:p text:style-name="Text_20_body"/>
      <text:p text:style-name="P1"><text:span text:style-name="T1">    </text:span><text:span text:style-name="T3">Papá se muere y yo no sé qué hacer para hablar con él. Miro su cara, busco una sugerencia. Ahora siento algo que quema, algo urgente. Siento cómo el aire entre nosotros se vuelve más espeso, casi que puedo tocarlo. Siento que podría abrirme paso a los golpes, derribar el espacio que nos separa. Papá se muere y yo tengo ganas de patear una cabeza. Sin cuerpo, solo una cabeza. Quiero tomarla, besarla, acariciarla, ponerla sobre la mía y darle un cuerpo que contenga sus gritos. Pasaremos meses hermosos, la cabeza y yo. Reiremos, controlaremos, beberemos y, cuando llegue el año nuevo, la dejaré nuevamente en su sitio hasta que aparezca alguien más que la pate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22:45:08.349161942</meta:creation-date>
    <dc:date>2019-10-01T22:45:26.629255703</dc:date>
    <meta:editing-duration>PT20S</meta:editing-duration>
    <meta:editing-cycles>1</meta:editing-cycles>
    <meta:document-statistic meta:table-count="0" meta:image-count="0" meta:object-count="0" meta:page-count="2" meta:paragraph-count="5" meta:word-count="606" meta:character-count="3515" meta:non-whitespace-character-count="2898"/>
    <meta:generator>LibreOffice/6.2.4.2$MacOSX_X86_64 LibreOffice_project/2412653d852ce75f65fbfa83fb7e7b669a126d64</meta:generator>
  </office:meta>
</office:document-meta>
</file>